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3">
          <table:table-cell/>
          <table:table-cell office:value-type="string">
            <text:p>backlog</text:p>
          </table:table-cell>
          <table:table-cell office:value-type="string">
            <text:p>Sprint</text:p>
          </table:table-cell>
          <table:table-cell table:number-columns-repeated="10"/>
        </table:table-row>
        <table:table-row table:style-name="ro3">
          <table:table-cell table:style-name="ce1" office:value-type="date" office:date-value="2023-09-16">
            <text:p>16/09/23</text:p>
          </table:table-cell>
          <table:table-cell table:number-columns-repeated="2" office:value-type="float" office:value="81">
            <text:p>81</text:p>
          </table:table-cell>
          <table:table-cell table:number-columns-repeated="8"/>
          <table:table-cell office:value-type="string">
            <text:p>Backlog</text:p>
          </table:table-cell>
          <table:table-cell office:value-type="string">
            <text:p>Sprint</text:p>
          </table:table-cell>
        </table:table-row>
        <table:table-row table:style-name="ro3">
          <table:table-cell table:style-name="ce1" office:value-type="date" office:date-value="2023-10-07">
            <text:p>07/10/23</text:p>
          </table:table-cell>
          <table:table-cell table:formula="of:=[.B2]-[.$B$12]" office:value-type="float" office:value="64.8">
            <text:p>64,8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1" office:value-type="date" office:date-value="2023-09-16">
            <text:p>16/09/23</text:p>
          </table:table-cell>
          <table:table-cell table:number-columns-repeated="2"/>
        </table:table-row>
        <table:table-row table:style-name="ro3">
          <table:table-cell table:style-name="ce1" office:value-type="date" office:date-value="2023-10-27">
            <text:p>27/10/23</text:p>
          </table:table-cell>
          <table:table-cell table:formula="of:=[.B3]-[.$B$12]" office:value-type="float" office:value="48.6">
            <text:p>48,6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1" office:value-type="date" office:date-value="2023-10-07">
            <text:p>07/10/23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</table:table-row>
        <table:table-row table:style-name="ro3">
          <table:table-cell table:style-name="ce1" office:value-type="date" office:date-value="2023-11-23">
            <text:p>23/11/23</text:p>
          </table:table-cell>
          <table:table-cell table:formula="of:=[.B4]-[.$B$12]" office:value-type="float" office:value="32.4">
            <text:p>32,4</text:p>
          </table:table-cell>
          <table:table-cell office:value-type="float" office:value="41">
            <text:p>41</text:p>
          </table:table-cell>
          <table:table-cell table:number-columns-repeated="7"/>
          <table:table-cell table:style-name="ce1" office:value-type="date" office:date-value="2023-10-27">
            <text:p>27/10/23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</table:table-row>
        <table:table-row table:style-name="ro3">
          <table:table-cell table:style-name="ce1" office:value-type="date" office:date-value="2023-12-22">
            <text:p>22/12/23</text:p>
          </table:table-cell>
          <table:table-cell table:formula="of:=[.B5]-[.$B$12]" office:value-type="float" office:value="16.2">
            <text:p>16,2</text:p>
          </table:table-cell>
          <table:table-cell office:value-type="float" office:value="21">
            <text:p>21</text:p>
          </table:table-cell>
          <table:table-cell table:number-columns-repeated="7"/>
          <table:table-cell table:style-name="ce1" office:value-type="date" office:date-value="2023-11-23">
            <text:p>23/11/2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</table:table-row>
        <table:table-row table:style-name="ro3">
          <table:table-cell table:style-name="ce1" office:value-type="date" office:date-value="2024-01-19">
            <text:p>19/01/24</text:p>
          </table:table-cell>
          <table:table-cell table:formula="of:=[.B6]-[.$B$12]" office:value-type="float" office:value="0">
            <text:p>0</text:p>
          </table:table-cell>
          <table:table-cell table:number-columns-repeated="8"/>
          <table:table-cell table:style-name="ce1" office:value-type="date" office:date-value="2023-12-22">
            <text:p>22/12/23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3">
          <table:table-cell table:number-columns-repeated="10"/>
          <table:table-cell table:style-name="ce1" office:value-type="date" office:date-value="2024-01-19">
            <text:p>19/01/24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2"/>
          <table:table-cell>
            <draw:frame table:end-cell-address="Feuille1.J31" table:end-x="0.908cm" table:end-y="0.049cm" draw:z-index="0" draw:style-name="gr1" draw:text-style-name="P1" svg:width="16.016cm" svg:height="9.006cm" svg:x="0.699cm" svg:y="0.085cm">
              <draw:object draw:notify-on-update-of-ranges="Feuille1.A2:Feuille1.A7 Feuille1.B1:Feuille1.B1 Feuille1.B2:Feuille1.B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3">
          <table:table-cell/>
          <table:table-cell table:formula="of:=81/5" office:value-type="float" office:value="16.2">
            <text:p>16,2</text:p>
          </table:table-cell>
          <table:table-cell table:number-columns-repeated="7"/>
          <table:table-cell>
            <draw:frame table:end-cell-address="Feuille1.R33" table:end-x="0.093cm" table:end-y="0.068cm" draw:z-index="1" draw:style-name="gr1" draw:text-style-name="P1" svg:width="16.715cm" svg:height="9.018cm" svg:x="1.443cm" svg:y="0.092cm">
              <draw:object draw:notify-on-update-of-ranges="Feuille1.K4:Feuille1.K8 Feuille1.L2:Feuille1.L3 Feuille1.L4:Feuille1.L8 Feuille1.M2:Feuille1.M3 Feuille1.M4:Feuille1.M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8/01/2024</text:date>, <text:time>09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williame</meta:initial-creator>
    <meta:creation-date>2023-09-18T10:36:19.22</meta:creation-date>
    <dc:date>2024-01-08T09:15:38.32</dc:date>
    <meta:editing-duration>PT44M18S</meta:editing-duration>
    <meta:editing-cycles>13</meta:editing-cycles>
    <meta:generator>OpenOffice/4.1.9$Win32 OpenOffice.org_project/419m1$Build-9805</meta:generator>
    <dc:creator>anthony williame</dc:creator>
    <meta:document-statistic meta:table-count="3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7cm" xlink:href=".." xlink:type="simple" chart:class="chart:line" chart:style-name="ch1">
        <chart:legend chart:legend-position="end" svg:x="13.488cm" svg:y="3.949cm" style:legend-expansion="high" chart:style-name="ch2"/>
        <chart:plot-area chart:style-name="ch3" table:cell-range-address="Feuille1.A2:Feuille1.C7 Feuille1.B1:Feuille1.C1" chart:data-source-has-labels="both" svg:x="0.77cm" svg:y="0.855cm" svg:width="12.078cm" svg:height="7.552cm">
          <chartooo:coordinate-region svg:x="1.405cm" svg:y="1.057cm" svg:width="11.066cm" svg:height="6.697cm"/>
          <chart:axis chart:dimension="x" chart:name="primary-x" chart:style-name="ch4" chartooo:axis-type="auto">
            <chartooo:date-scale/>
            <chart:categories table:cell-range-address="Feuille1.A2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line">
            <chart:data-point chart:repeated="6"/>
          </chart:series>
          <chart:series chart:style-name="ch8" chart:values-cell-range-address="Feuille1.C2:Feuille1.C7" chart:label-cell-address="Feuille1.C1:Feuille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draw:g>
                  <svg:desc>Feuille1.B1:Feuille1.B1</svg:desc>
                </draw:g>
              </table:table-cell>
              <table:table-cell office:value-type="string">
                <text:p>Spri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5185">
                <text:p>45190</text:p>
                <draw:g>
                  <svg:desc>Feuille1.A2:Feuille1.A7</svg:desc>
                </draw:g>
              </table:table-cell>
              <table:table-cell office:value-type="float" office:value="81">
                <text:p>81</text:p>
                <draw:g>
                  <svg:desc>Feuille1.B2:Feuille1.B7</svg:desc>
                </draw:g>
              </table:table-cell>
              <table:table-cell office:value-type="float" office:value="81">
                <text:p>81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45206">
                <text:p>45210</text:p>
              </table:table-cell>
              <table:table-cell office:value-type="float" office:value="64.8">
                <text:p>64.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226">
                <text:p>45230</text:p>
              </table:table-cell>
              <table:table-cell office:value-type="float" office:value="48.6">
                <text:p>48.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253">
                <text:p>45250</text:p>
              </table:table-cell>
              <table:table-cell office:value-type="float" office:value="32.4">
                <text:p>32.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282">
                <text:p>45280</text:p>
              </table:table-cell>
              <table:table-cell office:value-type="float" office:value="16.2">
                <text:p>16.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16cm" svg:height="9.019cm" xlink:href=".." xlink:type="simple" chart:class="chart:bar" chart:style-name="ch1">
        <chart:legend chart:legend-position="end" svg:x="14.627cm" svg:y="3.955cm" style:legend-expansion="high" chart:style-name="ch2"/>
        <chart:plot-area chart:style-name="ch3" table:cell-range-address="Feuille1.K4:Feuille1.M8 Feuille1.L2:Feuille1.M3" chart:data-source-has-labels="both" svg:x="0.784cm" svg:y="0.855cm" svg:width="13.175cm" svg:height="7.564cm">
          <chartooo:coordinate-region svg:x="1.416cm" svg:y="1.057cm" svg:width="12.543cm" svg:height="6.709cm"/>
          <chart:axis chart:dimension="x" chart:name="primary-x" chart:style-name="ch4" chartooo:axis-type="auto">
            <chartooo:date-scale/>
            <chart:categories table:cell-range-address="Feuille1.K4:Feuille1.K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L4:Feuille1.L8" chart:label-cell-address="Feuille1.L2:Feuille1.L3" chart:class="chart:bar">
            <chart:data-point chart:repeated="5"/>
          </chart:series>
          <chart:series chart:style-name="ch8" chart:values-cell-range-address="Feuille1.M4:Feuille1.M8" chart:label-cell-address="Feuille1.M2:Feuille1.M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text:list>
                  <text:list-item>
                    <text:p>Backlog</text:p>
                  </text:list-item>
                  <text:list-item>
                    <text:p/>
                  </text:list-item>
                </text:list>
                <draw:g>
                  <svg:desc>Feuille1.L2:Feuille1.L3</svg:desc>
                </draw:g>
              </table:table-cell>
              <table:table-cell office:value-type="string">
                <text:p>Sprint</text:p>
                <text:list>
                  <text:list-item>
                    <text:p>Sprint</text:p>
                  </text:list-item>
                  <text:list-item>
                    <text:p/>
                  </text:list-item>
                </text:list>
                <draw:g>
                  <svg:desc>Feuille1.M2:Feuille1.M3</svg:desc>
                </draw:g>
              </table:table-cell>
            </table:table-row>
          </table:table-header-rows>
          <table:table-rows>
            <table:table-row>
              <table:table-cell office:value-type="float" office:value="45206">
                <text:p>45210</text:p>
                <draw:g>
                  <svg:desc>Feuille1.K4:Feuille1.K8</svg:desc>
                </draw:g>
              </table:table-cell>
              <table:table-cell office:value-type="float" office:value="60">
                <text:p>60</text:p>
                <draw:g>
                  <svg:desc>Feuille1.L4:Feuille1.L8</svg:desc>
                </draw:g>
              </table:table-cell>
              <table:table-cell office:value-type="float" office:value="64">
                <text:p>64</text:p>
                <draw:g>
                  <svg:desc>Feuille1.M4:Feuille1.M8</svg:desc>
                </draw:g>
              </table:table-cell>
            </table:table-row>
            <table:table-row>
              <table:table-cell office:value-type="float" office:value="45226">
                <text:p>45230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253">
                <text:p>4525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282">
                <text:p>452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